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192.47pt" svg:y="9.04pt">
            <loext:p draw:notify-on-update-of-ranges="Sheet1.A1:Sheet1.A21 Sheet1.B1:Sheet1.B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formula="of:=400"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2.2" calcext:value-type="float">
            <text:p>12.2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4.3" calcext:value-type="float">
            <text:p>14.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2.3" calcext:value-type="float">
            <text:p>12.3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11.3" calcext:value-type="float">
            <text:p>11.3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2.6" calcext:value-type="float">
            <text:p>12.6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8.6" calcext:value-type="float">
            <text:p>8.6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9.3" calcext:value-type="float">
            <text:p>9.3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.8" calcext:value-type="float">
            <text:p>5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2">00/00/0000</text:date>, <text:time style:data-style-name="N2" text:time-value="10:59:27.5214584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7T21:50:24.677813742</meta:creation-date>
    <dc:date>2018-12-02T11:02:58.792729399</dc:date>
    <meta:editing-duration>PT48M59S</meta:editing-duration>
    <meta:editing-cycles>2</meta:editing-cycles>
    <meta:generator>LibreOffice/5.1.6.2$Linux_X86_64 LibreOffice_project/10m0$Build-2</meta:generator>
    <meta:document-statistic meta:table-count="1" meta:cell-count="4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Sheet1.A1:Sheet1.B21" svg:x="2.175cm" svg:y="0.13cm" svg:width="13.094cm" svg:height="8.637cm">
          <chartooo:coordinate-region svg:x="2.796cm" svg:y="0.329cm" svg:width="12.101cm" svg:height="7.79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21" chart:class="chart:scatter">
            <chart:domain table:cell-range-address="Sheet1.A1:Sheet1.A21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">
                <text:p>400</text:p>
                <draw:g>
                  <svg:desc>Sheet1.A1:Sheet1.A21</svg:desc>
                </draw:g>
              </table:table-cell>
              <table:table-cell office:value-type="float" office:value="15">
                <text:p>15</text:p>
                <draw:g>
                  <svg:desc>Sheet1.B1:Sheet1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0">
                <text:p>450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20">
                <text:p>620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0">
                <text:p>750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0">
                <text:p>900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9">
                <text:p>99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9">
                <text:p>99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0">
                <text:p>12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50">
                <text:p>1250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70">
                <text:p>1270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80">
                <text:p>1380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50">
                <text:p>1550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50">
                <text:p>1550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60">
                <text:p>1760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20">
                <text:p>1820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40">
                <text:p>2040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50">
                <text:p>2150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00">
                <text:p>2300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00">
                <text:p>2400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00">
                <text:p>2700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0">
                <text:p>3000</text:p>
              </table:table-cell>
              <table:table-cell office:value-type="float" office:value="5.8">
                <text:p>5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